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448cm" fo:min-width="1.7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1cm" fo:min-width="1.219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229cm" draw:fill="none"/>
    </style:style>
    <style:style style:name="gr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265cm" fo:min-width="1.965cm" fo:padding-top="0.137cm" fo:padding-bottom="0.137cm" fo:padding-left="0.262cm" fo:padding-right="0.262cm"/>
      <style:paragraph-properties style:writing-mode="lr-tb"/>
    </style:style>
    <style:style style:name="gr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6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1.018cm" fo:min-width="0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554cm" fo:min-width="1.515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427cm" fo:min-width="1.965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1.655cm" fo:min-width="0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13cm" fo:min-width="1.045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537cm" fo:min-width="1.815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13cm" fo:min-width="1.417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935cm" fo:min-width="1.965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967cm" fo:min-width="1.965cm" fo:padding-top="0.137cm" fo:padding-bottom="0.137cm" fo:padding-left="0.262cm" fo:padding-right="0.262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826cm" fo:min-width="1.965cm" fo:padding-top="0.137cm" fo:padding-bottom="0.137cm" fo:padding-left="0.262cm" fo:padding-right="0.262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691cm" fo:min-width="1.965cm" fo:padding-top="0.137cm" fo:padding-bottom="0.137cm" fo:padding-left="0.262cm" fo:padding-right="0.262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8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489cm" svg:height="2.94cm" svg:x="7.671cm" svg:y="5.145cm">
          <text:p text:style-name="P1"><text:span text:style-name="T1">recursive</text:span><text:span text:style-name="T2">2</text:span></text:p>
          <text:p text:style-name="P1"><text:span text:style-name="T3">generate</text:span></text:p>
          <text:p text:style-name="P1"><text:span text:style-name="T3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87cm" svg:x="19.756cm" svg:y="4.945cm">
          <text:p text:style-name="P2"><text:span text:style-name="T1">compile</text:span></text:p>
          <text:p text:style-name="P2"><text:span text:style-name="T1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949cm" svg:y1="5.591cm" svg:x2="7.64cm" svg:y2="5.591cm">
          <text:p/>
        </draw:line>
        <draw:custom-shape draw:style-name="gr4" draw:text-style-name="P4" draw:layer="layout" svg:width="2.489cm" svg:height="0.539cm" svg:x="4.458cm" svg:y="5.3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94cm" svg:y1="6.382cm" svg:x2="7.631cm" svg:y2="6.382cm">
          <text:p/>
        </draw:line>
        <draw:frame draw:style-name="gr5" draw:text-style-name="P6" draw:layer="layout" svg:width="2.322cm" svg:height="0.887cm" svg:x="4.558cm" svg:y="5.156cm">
          <draw:text-box>
            <text:p text:style-name="P5"><text:span text:style-name="T4">recursive2.pil</text:span></text:p>
          </draw:text-box>
        </draw:frame>
        <draw:frame draw:style-name="gr6" draw:text-style-name="P7" draw:layer="layout" svg:width="2.54cm" svg:height="1.268cm" svg:x="10.88cm" svg:y="6.667cm">
          <draw:text-box>
            <text:p text:style-name="P5"><text:span text:style-name="T4">recursive2</text:span></text:p>
            <text:p text:style-name="P5"><text:span text:style-name="T4">.verifier.circom</text:span></text:p>
          </draw:text-box>
        </draw:frame>
        <draw:line draw:style-name="gr3" draw:text-style-name="P3" draw:layer="layout" svg:x1="10.16cm" svg:y1="7.374cm" svg:x2="10.941cm" svg:y2="7.374cm">
          <text:p/>
        </draw:line>
        <draw:custom-shape draw:style-name="gr7" draw:text-style-name="P8" draw:layer="layout" svg:width="2.039cm" svg:height="0.828cm" svg:x="19.867cm" svg:y="7.53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9.708cm" svg:y="7.502cm">
          <draw:text-box>
            <text:p text:style-name="P5"><text:span text:style-name="T4">recursivef</text:span></text:p>
            <text:p text:style-name="P5"><text:span text:style-name="T4">.witnesscalc</text:span></text:p>
          </draw:text-box>
        </draw:frame>
        <draw:line draw:style-name="gr3" draw:text-style-name="P3" draw:layer="layout" svg:x1="20.782cm" svg:y1="6.95cm" svg:x2="20.782cm" svg:y2="7.507cm">
          <text:p/>
        </draw:line>
        <draw:custom-shape draw:style-name="gr8" draw:text-style-name="P4" draw:layer="layout" svg:width="2.489cm" svg:height="0.701cm" svg:x="4.458cm" svg:y="6.07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878cm" svg:height="0.887cm" svg:x="4.152cm" svg:y="5.966cm">
          <draw:text-box>
            <text:p text:style-name="P5"><text:span text:style-name="T4">recursive2</text:span></text:p>
            <text:p text:style-name="P5"><text:span text:style-name="T4">.starkInfo</text:span></text:p>
          </draw:text-box>
        </draw:frame>
        <draw:frame draw:style-name="gr9" draw:text-style-name="P6" draw:layer="layout" svg:width="3.175cm" svg:height="1.905cm" svg:x="10.615cm" svg:y="3.291cm">
          <draw:text-box>
            <text:p text:style-name="P5"><text:span text:style-name="T4">recursive2_a</text:span></text:p>
            <text:p text:style-name="P5"><text:span text:style-name="T4">.verkey</text:span></text:p>
            <text:p text:style-name="P5"><text:span text:style-name="T4">(constRoot)</text:span></text:p>
          </draw:text-box>
        </draw:frame>
        <draw:custom-shape draw:style-name="gr10" draw:text-style-name="P9" draw:layer="layout" svg:width="1.569cm" svg:height="0.887cm" svg:x="22.251cm" svg:y="5.519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971cm" svg:height="1.205cm" svg:x="22.072cm" svg:y="5.403cm">
          <draw:text-box>
            <text:p text:style-name="P5"><text:span text:style-name="T4">recursivef</text:span></text:p>
            <text:p text:style-name="P5"><text:span text:style-name="T4">.r1cs</text:span></text:p>
          </draw:text-box>
        </draw:frame>
        <draw:line draw:style-name="gr3" draw:text-style-name="P3" draw:layer="layout" svg:x1="21.714cm" svg:y1="5.97cm" svg:x2="22.228cm" svg:y2="5.979cm">
          <text:p/>
        </draw:line>
        <draw:custom-shape draw:style-name="gr12" draw:text-style-name="P1" draw:layer="layout" svg:width="2.565cm" svg:height="5.037cm" svg:x="14.09cm" svg:y="3.202cm">
          <text:p text:style-name="P1"><text:span text:style-name="T3">recursive</text:span><text:span text:style-name="T2">f</text:span></text:p>
          <text:p text:style-name="P1"><text:span text:style-name="T3">generate</text:span></text:p>
          <text:p text:style-name="P1"><text:span text:style-name="T3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941cm" svg:height="0.887cm" svg:x="17.257cm" svg:y="5.51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7.058cm" svg:y="5.525cm">
          <draw:text-box>
            <text:p text:style-name="P5"><text:span text:style-name="T4">recursivef</text:span></text:p>
            <text:p text:style-name="P5"><text:span text:style-name="T4">.circom</text:span></text:p>
          </draw:text-box>
        </draw:frame>
        <draw:line draw:style-name="gr3" draw:text-style-name="P3" draw:layer="layout" svg:x1="16.72cm" svg:y1="5.964cm" svg:x2="17.234cm" svg:y2="5.973cm">
          <text:p/>
        </draw:line>
        <draw:line draw:style-name="gr3" draw:text-style-name="P3" draw:layer="layout" svg:x1="19.214cm" svg:y1="5.965cm" svg:x2="19.728cm" svg:y2="5.974cm">
          <text:p/>
        </draw:line>
        <draw:frame draw:style-name="gr9" draw:text-style-name="P6" draw:layer="layout" svg:width="3.175cm" svg:height="1.905cm" svg:x="10.595cm" svg:y="4.957cm">
          <draw:text-box>
            <text:p text:style-name="P5"><text:span text:style-name="T4">recursive2_b</text:span></text:p>
            <text:p text:style-name="P5"><text:span text:style-name="T4">.verkey</text:span></text:p>
            <text:p text:style-name="P5"><text:span text:style-name="T4">(constRoot)</text:span></text:p>
          </draw:text-box>
        </draw:frame>
        <draw:custom-shape draw:style-name="gr14" draw:text-style-name="P4" draw:layer="layout" svg:width="2.489cm" svg:height="1.209cm" svg:x="10.969cm" svg:y="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89cm" svg:height="1.241cm" svg:x="10.969cm" svg:y="5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428cm" svg:y1="4.344cm" svg:x2="14.119cm" svg:y2="4.344cm">
          <text:p/>
        </draw:line>
        <draw:line draw:style-name="gr3" draw:text-style-name="P3" draw:layer="layout" svg:x1="13.422cm" svg:y1="5.93cm" svg:x2="14.113cm" svg:y2="5.93cm">
          <text:p/>
        </draw:line>
        <draw:line draw:style-name="gr3" draw:text-style-name="P3" draw:layer="layout" svg:x1="6.941cm" svg:y1="7.283cm" svg:x2="7.632cm" svg:y2="7.283cm">
          <text:p/>
        </draw:line>
        <draw:custom-shape draw:style-name="gr16" draw:text-style-name="P4" draw:layer="layout" svg:width="2.489cm" svg:height="1.1cm" svg:x="4.459cm" svg:y="6.92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878cm" svg:height="1.205cm" svg:x="4.131cm" svg:y="6.848cm">
          <draw:text-box>
            <text:p text:style-name="P5"><text:span text:style-name="T4">recursive2</text:span></text:p>
            <text:p text:style-name="P5"><text:span text:style-name="T4">.verkey</text:span></text:p>
            <text:p text:style-name="P5"><text:span text:style-name="T4">(constRoot)</text:span></text:p>
          </draw:text-box>
        </draw:frame>
        <draw:custom-shape draw:style-name="gr17" draw:text-style-name="P4" draw:layer="layout" svg:width="2.489cm" svg:height="0.965cm" svg:x="10.92cm" svg:y="6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373cm" svg:y1="7.361cm" svg:x2="14.064cm" svg:y2="7.361cm">
          <text:p/>
        </draw:lin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3H17M54S</meta:editing-duration>
    <meta:editing-cycles>38</meta:editing-cycles>
    <meta:generator>LibreOffice/7.3.7.2$Linux_X86_64 LibreOffice_project/30$Build-2</meta:generator>
    <dc:date>2023-01-18T04:15:53.250372032</dc:date>
    <meta:document-statistic meta:object-count="55"/>
  </office:meta>
</office:document-meta>
</file>